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</office:font-face-decls>
  <office:automatic-styles>
    <style:style style:name="TableColumn2" style:family="table-column">
      <style:table-column-properties style:column-width="6.7944in"/>
    </style:style>
    <style:style style:name="Table1" style:family="table" style:master-page-name="MP0">
      <style:table-properties style:width="6.7944in" fo:margin-left="0in" table:align="left"/>
    </style:style>
    <style:style style:name="TableRow3" style:family="table-row">
      <style:table-row-properties style:min-row-height="7.6402in"/>
    </style:style>
    <style:style style:name="TableCell4" style:family="table-cell">
      <style:table-cell-properties fo:border="0.0069in solid #000000" fo:padding-top="0in" fo:padding-left="0.075in" fo:padding-bottom="0in" fo:padding-right="0.075in"/>
    </style:style>
    <style:style style:name="P5" style:parent-style-name="TableContents" style:family="paragraph">
      <style:paragraph-properties fo:break-before="page"/>
    </style:style>
    <style:style style:name="P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TableContents"/>
            <text:p text:style-name="TableContents">Display Name<text:s/><text:s text:c="16"/>:<text:s/>[a.DisplayName;block=table:table-row]</text:p>
            <text:p text:style-name="TableContents">Contact Id<text:s/><text:s text:c="22"/>:<text:s/>[a.ContactId;block=table:table-row]</text:p>
            <text:p text:style-name="TableContents">Street Address <text:s/><text:s text:c="15"/>:<text:s/>[a.StreetAddress;block=table:table-row]</text:p>
            <text:p text:style-name="TableContents">Supplemental Address1 <text:s/>:<text:s/>[a.SupplementalAddress_1;block=table:table-row]</text:p>
            <text:p text:style-name="TableContents">Supplemental Address 2 :<text:s/>[a.SupplementalAddress_2;block=table:table-row]</text:p>
            <text:p text:style-name="TableContents">City <text:s/><text:s text:c="31"/>:<text:s/>[a.City;block=table:table-row]</text:p>
            <text:p text:style-name="TableContents">Post Code <text:s/><text:s text:c="22"/>:<text:s/>[a.PostalCode;block=table:table-row]</text:p>
            <text:p text:style-name="TableContents">Country <text:s/><text:s text:c="24"/>:<text:s/>[a.CountryId;block=table:table-row]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P6"/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EnvelopeAddress" style:display-name="Envelope Address" style:family="paragraph" style:parent-style-name="Normal">
      <style:paragraph-properties style:vertical-align="auto" fo:margin-bottom="0in" fo:line-height="100%" fo:margin-left="2in">
        <style:tab-stops/>
      </style:paragraph-properties>
      <style:text-properties style:font-name="Cambria" style:font-name-asian="Times New Roman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style:vertical-align="auto" fo:margin-bottom="0in" fo:line-height="100%"/>
      <style:text-properties style:font-name="Cambria" style:font-name-asian="Times New Roman" fo:font-size="10pt" style:font-size-asian="10pt" style:font-size-complex="10pt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fo:widows="0" fo:orphans="0" text:number-lines="fals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" style:display-name="Text body" style:family="paragraph" style:parent-style-name="Normal">
      <style:paragraph-properties fo:widows="0" fo:orphans="0" fo:margin-bottom="0.0833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OLOMON ANNAN</meta:initial-creator>
    <dc:creator>SOLOMON ANNAN</dc:creator>
    <meta:creation-date>2015-04-27T14:45:00Z</meta:creation-date>
    <dc:date>2015-04-29T09:40:00Z</dc:date>
    <meta:template xlink:href="Normal.dotm" xlink:type="simple"/>
    <meta:editing-cycles>92</meta:editing-cycles>
    <meta:editing-duration>PT5520S</meta:editing-duration>
    <meta:document-statistic meta:page-count="1" meta:paragraph-count="1" meta:word-count="89" meta:character-count="597" meta:row-count="4" meta:non-whitespace-character-count="509"/>
  </office:meta>
</office:document-meta>
</file>